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2.6083in"/>
    </style:style>
    <style:style style:name="co22" style:family="table-column">
      <style:table-column-properties fo:break-before="auto" style:column-width="2.311in"/>
    </style:style>
    <style:style style:name="co23" style:family="table-column">
      <style:table-column-properties fo:break-before="auto" style:column-width="3.1209in"/>
    </style:style>
    <style:style style:name="co24" style:family="table-column">
      <style:table-column-properties fo:break-before="auto" style:column-width="1.8583in"/>
    </style:style>
    <style:style style:name="co25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4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5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5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12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12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12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12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12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12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12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13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/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K2];[.K5];[.K17];[.K37];[.K42];[.K58])" office:value-type="float" office:value="87300">
            <text:p>873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16];[.H35];[.H55];[.H76])" office:value-type="float" office:value="95152.9411764706">
            <text:p>95152.9411764706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5150)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 table:number-columns-repeated="2"/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 table:number-columns-repeated="2"/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table:style-name="ce46" office:value-type="float" office:value="17000">
            <text:p>17000</text:p>
          </table:table-cell>
          <table:table-cell/>
        </table:table-row>
        <table:table-row table:style-name="ro9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3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2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table:number-columns-repeated="2"/>
          <table:table-cell table:formula="of:=SUM([.B57:.F57])" office:value-type="float" office:value="19200">
            <text:p>19200</text:p>
          </table:table-cell>
          <table:table-cell table:style-name="ce8" table:formula="of:=SUM([.B76:.F76])" office:value-type="float" office:value="1171.69117647059">
            <text:p>1171.691176470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171.69117647059">
            <text:p>1171.6911764706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171.69117647059">
            <text:p>1171.691176470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171.69117647059">
            <text:p>1171.6911764706</text:p>
          </table:table-cell>
          <table:table-cell office:value-type="string">
            <text:p>Գայանե</text:p>
          </table:table-cell>
          <table:table-cell table:number-columns-repeated="3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Համլետ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];[.D76];[.E76])" office:value-type="float" office:value="784.191176470588">
            <text:p>784.1911764706</text:p>
          </table:table-cell>
          <table:table-cell office:value-type="string">
            <text:p>Մ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Նանե</text:p>
          </table:table-cell>
          <table:table-cell table:number-columns-repeated="3"/>
        </table:table-row>
        <table:table-row table:style-name="ro9">
          <table:table-cell table:number-columns-repeated="7"/>
          <table:table-cell table:formula="of:=SUM([.B76:.F76])" office:value-type="float" office:value="1171.69117647059">
            <text:p>1171.691176470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D76];[.F76])" office:value-type="float" office:value="1171.69117647059">
            <text:p>1171.6911764706</text:p>
          </table:table-cell>
          <table:table-cell office:value-type="string">
            <text:p>Կարեն</text:p>
          </table:table-cell>
          <table:table-cell table:number-columns-repeated="3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C76:.F76])" office:value-type="float" office:value="840.441176470588">
            <text:p>840.4411764706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9">
          <table:table-cell table:number-columns-repeated="3"/>
          <table:table-cell office:value-type="string">
            <text:p>-Stepan</text:p>
          </table:table-cell>
          <table:table-cell table:number-columns-repeated="2"/>
          <table:table-cell table:style-name="Default"/>
          <table:table-cell table:formula="of:=SUM([.B76];[.D76];[.E76];[.F76])" office:value-type="float" office:value="784.191176470588">
            <text:p>784.1911764706</text:p>
          </table:table-cell>
          <table:table-cell office:value-type="string">
            <text:p>Սարգիս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Գենա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:.F76])" office:value-type="float" office:value="840.441176470588">
            <text:p>840.4411764706</text:p>
          </table:table-cell>
          <table:table-cell office:value-type="string">
            <text:p>Arman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Seryoja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Mher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Davit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171.69117647059">
            <text:p>1171.6911764706</text:p>
          </table:table-cell>
          <table:table-cell office:value-type="string">
            <text:p>Taron</text:p>
          </table:table-cell>
          <table:table-cell table:number-columns-repeated="3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6" office:value-type="float" office:value="0">
            <text:p>0</text:p>
          </table:table-cell>
          <table:table-cell table:style-name="ce2" table:formula="of:=[.F57]/16" office:value-type="float" office:value="0">
            <text:p>0</text:p>
          </table:table-cell>
          <table:table-cell table:style-name="Default"/>
          <table:table-cell table:style-name="ce41" table:formula="of:=SUM([.H57:.H75])" office:value-type="float" office:value="19652.9411764706">
            <text:p>19652.9411764706</text:p>
          </table:table-cell>
          <table:table-cell table:style-name="Default"/>
          <table:table-cell table:number-columns-repeated="3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9" office:value-type="float" office:value="5000">
            <text:p>5000</text:p>
          </table:table-cell>
          <table:table-cell table:number-columns-repeated="2"/>
        </table:table-row>
      </table:table>
      <table:table table:name="Sheet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20" table:default-cell-style-name="Default"/>
        <table:table-row table:style-name="ro10">
          <table:table-cell table:style-name="ce24" office:value-type="string" calcext:value-type="string">
            <text:p>Mon</text:p>
          </table:table-cell>
          <table:table-cell table:style-name="ce24" office:value-type="string" calcext:value-type="string">
            <text:p>Tue</text:p>
          </table:table-cell>
          <table:table-cell table:style-name="ce24" office:value-type="string" calcext:value-type="string">
            <text:p>Wed</text:p>
          </table:table-cell>
          <table:table-cell table:style-name="ce24" office:value-type="string" calcext:value-type="string">
            <text:p>Thu</text:p>
          </table:table-cell>
          <table:table-cell table:style-name="ce24" office:value-type="string" calcext:value-type="string">
            <text:p>Fri</text:p>
          </table:table-cell>
          <table:table-cell table:style-name="ce24" table:number-columns-repeated="1019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8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8" table:number-rows-repeated="17">
          <table:table-cell table:number-columns-repeated="1024"/>
        </table:table-row>
        <table:table-row table:style-name="ro8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Ոսպով ապուր</text:p>
          </table:table-cell>
          <table:table-cell table:style-name="ce2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10/28/2015</text:date>, <text:time>15:56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0-28T15:56:20</dc:date>
    <meta:editing-duration>P1DT21H18M14S</meta:editing-duration>
    <meta:editing-cycles>1060</meta:editing-cycles>
    <meta:generator>OpenOffice/4.1.1$Unix OpenOffice.org_project/411m6$Build-9775</meta:generator>
    <dc:creator>employee employee</dc:creator>
    <meta:document-statistic meta:table-count="8" meta:cell-count="2445" meta:object-count="0"/>
  </office:meta>
</office:document-meta>
</file>